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0mm" svg:height="123.8mm" svg:x="86.74mm" svg:y="4.98mm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ichpunk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ll-Cod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agramme, Bild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mel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imationen, P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hrspaltiges Layout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.00.0000</text:date>, <text:time style:data-style-name="N2" text:time-value="17:33:47.117181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gix </meta:initial-creator>
    <meta:creation-date>2015-09-06T17:18:47.387417681</meta:creation-date>
    <dc:date>2015-09-06T17:33:55.814598926</dc:date>
    <dc:creator>cagix </dc:creator>
    <meta:editing-duration>PT10M23S</meta:editing-duration>
    <meta:editing-cycles>4</meta:editing-cycles>
    <meta:generator>LibreOffice/4.4.2.2$Linux_x86 LibreOffice_project/4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01cm" svg:height="12.381cm" xlink:href=".." xlink:type="simple" chart:class="chart:radar" chart:style-name="ch1">
        <chart:plot-area chart:style-name="ch2" table:cell-range-address="Sheet1.A2:Sheet1.B7 Sheet1.B1:Sheet1.B1" chart:data-source-has-labels="both" svg:x="0.44cm" svg:y="0.247cm" svg:width="21.121cm" svg:height="11.887cm">
          <chartooo:coordinate-region svg:x="6.008cm" svg:y="1.437cm" svg:width="9.508cm" svg:height="9.508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rad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ichpunkte</text:p>
                <draw:g>
                  <svg:desc>Sheet1.A2:Sheet1.A7</svg:desc>
                </draw:g>
              </table:table-cell>
              <table:table-cell office:value-type="float" office:value="10">
                <text:p>1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Quell-Cod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agramme, Bild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ormel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imationen, Pau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hrspaltiges Layou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